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3cm"/>
    </style:style>
    <style:style style:name="co2" style:family="table-column">
      <style:table-column-properties fo:break-before="auto" style:column-width="3.217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Ark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float" office:value="0">
            <text:p>0</text:p>
          </table:table-cell>
          <table:table-cell office:value-type="float" office:value="1474001">
            <text:p>1474001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476711">
            <text:p>1476711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75309">
            <text:p>1475309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476149">
            <text:p>1476149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474112">
            <text:p>1474112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474333">
            <text:p>1474333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476299">
            <text:p>1476299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473567">
            <text:p>1473567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473905">
            <text:p>1473905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474844">
            <text:p>1474844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474987">
            <text:p>1474987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474408">
            <text:p>1474408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475083">
            <text:p>1475083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475021">
            <text:p>1475021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474968">
            <text:p>1474968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473713">
            <text:p>1473713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73117">
            <text:p>1473117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73566">
            <text:p>1473566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475178">
            <text:p>1475178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474694">
            <text:p>1474694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476074">
            <text:p>1476074</text:p>
          </table:table-cell>
          <table:table-cell table:number-columns-repeated="3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474920">
            <text:p>1474920</text:p>
          </table:table-cell>
          <table:table-cell table:number-columns-repeated="3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474460">
            <text:p>1474460</text:p>
          </table:table-cell>
          <table:table-cell table:number-columns-repeated="3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473738">
            <text:p>1473738</text:p>
          </table:table-cell>
          <table:table-cell table:number-columns-repeated="3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475151">
            <text:p>1475151</text:p>
          </table:table-cell>
          <table:table-cell table:number-columns-repeated="3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476295">
            <text:p>1476295</text:p>
          </table:table-cell>
          <table:table-cell table:number-columns-repeated="3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476923">
            <text:p>1476923</text:p>
          </table:table-cell>
          <table:table-cell table:number-columns-repeated="3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476161">
            <text:p>1476161</text:p>
          </table:table-cell>
          <table:table-cell table:number-columns-repeated="3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475460">
            <text:p>1475460</text:p>
          </table:table-cell>
          <table:table-cell table:number-columns-repeated="3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477235">
            <text:p>1477235</text:p>
          </table:table-cell>
          <table:table-cell table:number-columns-repeated="3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476395">
            <text:p>1476395</text:p>
          </table:table-cell>
          <table:table-cell table:number-columns-repeated="3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476579">
            <text:p>1476579</text:p>
          </table:table-cell>
          <table:table-cell table:number-columns-repeated="3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475812">
            <text:p>1475812</text:p>
          </table:table-cell>
          <table:table-cell table:number-columns-repeated="3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472650">
            <text:p>1472650</text:p>
          </table:table-cell>
          <table:table-cell table:number-columns-repeated="3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475030">
            <text:p>1475030</text:p>
          </table:table-cell>
          <table:table-cell table:number-columns-repeated="3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475449">
            <text:p>1475449</text:p>
          </table:table-cell>
          <table:table-cell table:number-columns-repeated="3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475536">
            <text:p>1475536</text:p>
          </table:table-cell>
          <table:table-cell table:number-columns-repeated="3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475341">
            <text:p>1475341</text:p>
          </table:table-cell>
          <table:table-cell table:number-columns-repeated="3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475026">
            <text:p>1475026</text:p>
          </table:table-cell>
          <table:table-cell table:number-columns-repeated="3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472934">
            <text:p>1472934</text:p>
          </table:table-cell>
          <table:table-cell table:number-columns-repeated="3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472940">
            <text:p>1472940</text:p>
          </table:table-cell>
          <table:table-cell table:number-columns-repeated="3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474089">
            <text:p>1474089</text:p>
          </table:table-cell>
          <table:table-cell table:number-columns-repeated="3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1475751">
            <text:p>1475751</text:p>
          </table:table-cell>
          <table:table-cell table:number-columns-repeated="3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1473712">
            <text:p>1473712</text:p>
          </table:table-cell>
          <table:table-cell table:number-columns-repeated="3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474895">
            <text:p>1474895</text:p>
          </table:table-cell>
          <table:table-cell table:number-columns-repeated="3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473425">
            <text:p>1473425</text:p>
          </table:table-cell>
          <table:table-cell table:number-columns-repeated="3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1476151">
            <text:p>1476151</text:p>
          </table:table-cell>
          <table:table-cell table:number-columns-repeated="3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474694">
            <text:p>1474694</text:p>
          </table:table-cell>
          <table:table-cell table:number-columns-repeated="3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1476782">
            <text:p>1476782</text:p>
          </table:table-cell>
          <table:table-cell table:number-columns-repeated="3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1477039">
            <text:p>1477039</text:p>
          </table:table-cell>
          <table:table-cell table:number-columns-repeated="3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475462">
            <text:p>1475462</text:p>
          </table:table-cell>
          <table:table-cell table:number-columns-repeated="3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1476915">
            <text:p>1476915</text:p>
          </table:table-cell>
          <table:table-cell table:number-columns-repeated="3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1475830">
            <text:p>1475830</text:p>
          </table:table-cell>
          <table:table-cell table:number-columns-repeated="3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1475600">
            <text:p>1475600</text:p>
          </table:table-cell>
          <table:table-cell table:number-columns-repeated="3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1475251">
            <text:p>1475251</text:p>
          </table:table-cell>
          <table:table-cell table:number-columns-repeated="3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1474264">
            <text:p>1474264</text:p>
          </table:table-cell>
          <table:table-cell table:number-columns-repeated="3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1477879">
            <text:p>1477879</text:p>
          </table:table-cell>
          <table:table-cell table:number-columns-repeated="3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1476311">
            <text:p>1476311</text:p>
          </table:table-cell>
          <table:table-cell table:number-columns-repeated="3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1474368">
            <text:p>1474368</text:p>
          </table:table-cell>
          <table:table-cell table:number-columns-repeated="3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1474060">
            <text:p>1474060</text:p>
          </table:table-cell>
          <table:table-cell table:number-columns-repeated="3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475648">
            <text:p>1475648</text:p>
          </table:table-cell>
          <table:table-cell table:number-columns-repeated="3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1475263">
            <text:p>1475263</text:p>
          </table:table-cell>
          <table:table-cell table:number-columns-repeated="3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1476401">
            <text:p>1476401</text:p>
          </table:table-cell>
          <table:table-cell table:number-columns-repeated="3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1475087">
            <text:p>1475087</text:p>
          </table:table-cell>
          <table:table-cell table:number-columns-repeated="3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1474927">
            <text:p>1474927</text:p>
          </table:table-cell>
          <table:table-cell table:number-columns-repeated="3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1473798">
            <text:p>1473798</text:p>
          </table:table-cell>
          <table:table-cell table:number-columns-repeated="3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1474392">
            <text:p>1474392</text:p>
          </table:table-cell>
          <table:table-cell table:number-columns-repeated="3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1475129">
            <text:p>1475129</text:p>
          </table:table-cell>
          <table:table-cell table:number-columns-repeated="3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1475853">
            <text:p>1475853</text:p>
          </table:table-cell>
          <table:table-cell table:number-columns-repeated="3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472714">
            <text:p>1472714</text:p>
          </table:table-cell>
          <table:table-cell table:number-columns-repeated="3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473537">
            <text:p>1473537</text:p>
          </table:table-cell>
          <table:table-cell table:number-columns-repeated="3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1474966">
            <text:p>1474966</text:p>
          </table:table-cell>
          <table:table-cell table:number-columns-repeated="3"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1475989">
            <text:p>1475989</text:p>
          </table:table-cell>
          <table:table-cell table:number-columns-repeated="3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1475443">
            <text:p>1475443</text:p>
          </table:table-cell>
          <table:table-cell table:number-columns-repeated="3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1474243">
            <text:p>1474243</text:p>
          </table:table-cell>
          <table:table-cell table:number-columns-repeated="3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1476013">
            <text:p>1476013</text:p>
          </table:table-cell>
          <table:table-cell table:number-columns-repeated="3"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1473103">
            <text:p>1473103</text:p>
          </table:table-cell>
          <table:table-cell table:number-columns-repeated="3"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1476165">
            <text:p>1476165</text:p>
          </table:table-cell>
          <table:table-cell table:number-columns-repeated="3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1476882">
            <text:p>1476882</text:p>
          </table:table-cell>
          <table:table-cell table:number-columns-repeated="3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1473926">
            <text:p>1473926</text:p>
          </table:table-cell>
          <table:table-cell table:number-columns-repeated="3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475717">
            <text:p>1475717</text:p>
          </table:table-cell>
          <table:table-cell table:number-columns-repeated="3"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1474637">
            <text:p>1474637</text:p>
          </table:table-cell>
          <table:table-cell table:number-columns-repeated="3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474017">
            <text:p>1474017</text:p>
          </table:table-cell>
          <table:table-cell table:number-columns-repeated="3"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475450">
            <text:p>1475450</text:p>
          </table:table-cell>
          <table:table-cell table:number-columns-repeated="3"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1474362">
            <text:p>1474362</text:p>
          </table:table-cell>
          <table:table-cell table:number-columns-repeated="3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1474865">
            <text:p>1474865</text:p>
          </table:table-cell>
          <table:table-cell table:number-columns-repeated="3"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1474658">
            <text:p>1474658</text:p>
          </table:table-cell>
          <table:table-cell table:number-columns-repeated="3"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1475763">
            <text:p>1475763</text:p>
          </table:table-cell>
          <table:table-cell table:number-columns-repeated="3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1475816">
            <text:p>1475816</text:p>
          </table:table-cell>
          <table:table-cell table:number-columns-repeated="3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1474755">
            <text:p>1474755</text:p>
          </table:table-cell>
          <table:table-cell table:number-columns-repeated="3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476764">
            <text:p>1476764</text:p>
          </table:table-cell>
          <table:table-cell table:number-columns-repeated="3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1475406">
            <text:p>1475406</text:p>
          </table:table-cell>
          <table:table-cell table:number-columns-repeated="3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1473854">
            <text:p>1473854</text:p>
          </table:table-cell>
          <table:table-cell table:number-columns-repeated="3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1476032">
            <text:p>1476032</text:p>
          </table:table-cell>
          <table:table-cell table:number-columns-repeated="3"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1474098">
            <text:p>1474098</text:p>
          </table:table-cell>
          <table:table-cell table:number-columns-repeated="3"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1475540">
            <text:p>1475540</text:p>
          </table:table-cell>
          <table:table-cell table:number-columns-repeated="3"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1474356">
            <text:p>1474356</text:p>
          </table:table-cell>
          <table:table-cell table:number-columns-repeated="3"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1473368">
            <text:p>1473368</text:p>
          </table:table-cell>
          <table:table-cell table:number-columns-repeated="3"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1474612">
            <text:p>1474612</text:p>
          </table:table-cell>
          <table:table-cell table:number-columns-repeated="3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1475174">
            <text:p>1475174</text:p>
          </table:table-cell>
          <table:table-cell table:number-columns-repeated="3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473704">
            <text:p>1473704</text:p>
          </table:table-cell>
          <table:table-cell table:number-columns-repeated="3"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1476394">
            <text:p>1476394</text:p>
          </table:table-cell>
          <table:table-cell table:number-columns-repeated="3"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1475220">
            <text:p>1475220</text:p>
          </table:table-cell>
          <table:table-cell table:number-columns-repeated="3"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1475378">
            <text:p>1475378</text:p>
          </table:table-cell>
          <table:table-cell table:number-columns-repeated="3"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1474534">
            <text:p>1474534</text:p>
          </table:table-cell>
          <table:table-cell table:number-columns-repeated="3"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1473352">
            <text:p>1473352</text:p>
          </table:table-cell>
          <table:table-cell table:number-columns-repeated="3"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1474914">
            <text:p>1474914</text:p>
          </table:table-cell>
          <table:table-cell table:number-columns-repeated="3"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1474401">
            <text:p>1474401</text:p>
          </table:table-cell>
          <table:table-cell table:number-columns-repeated="3"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1475674">
            <text:p>1475674</text:p>
          </table:table-cell>
          <table:table-cell table:number-columns-repeated="3"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1476341">
            <text:p>1476341</text:p>
          </table:table-cell>
          <table:table-cell table:number-columns-repeated="3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474183">
            <text:p>1474183</text:p>
          </table:table-cell>
          <table:table-cell table:number-columns-repeated="3"/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1474744">
            <text:p>1474744</text:p>
          </table:table-cell>
          <table:table-cell table:number-columns-repeated="3"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1475667">
            <text:p>1475667</text:p>
          </table:table-cell>
          <table:table-cell table:number-columns-repeated="3"/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1473026">
            <text:p>1473026</text:p>
          </table:table-cell>
          <table:table-cell table:number-columns-repeated="3"/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1473616">
            <text:p>1473616</text:p>
          </table:table-cell>
          <table:table-cell table:number-columns-repeated="3"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1475337">
            <text:p>1475337</text:p>
          </table:table-cell>
          <table:table-cell table:number-columns-repeated="3"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1472024">
            <text:p>1472024</text:p>
          </table:table-cell>
          <table:table-cell table:number-columns-repeated="3"/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1473305">
            <text:p>1473305</text:p>
          </table:table-cell>
          <table:table-cell table:number-columns-repeated="3"/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1475808">
            <text:p>1475808</text:p>
          </table:table-cell>
          <table:table-cell table:number-columns-repeated="3"/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1474296">
            <text:p>1474296</text:p>
          </table:table-cell>
          <table:table-cell table:number-columns-repeated="3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474244">
            <text:p>1474244</text:p>
          </table:table-cell>
          <table:table-cell table:number-columns-repeated="3"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1473829">
            <text:p>1473829</text:p>
          </table:table-cell>
          <table:table-cell table:number-columns-repeated="3"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474442">
            <text:p>1474442</text:p>
          </table:table-cell>
          <table:table-cell table:number-columns-repeated="3"/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1473236">
            <text:p>1473236</text:p>
          </table:table-cell>
          <table:table-cell table:number-columns-repeated="3"/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1474586">
            <text:p>1474586</text:p>
          </table:table-cell>
          <table:table-cell table:number-columns-repeated="3"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1472574">
            <text:p>1472574</text:p>
          </table:table-cell>
          <table:table-cell table:number-columns-repeated="3"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474282">
            <text:p>1474282</text:p>
          </table:table-cell>
          <table:table-cell table:number-columns-repeated="3"/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1474937">
            <text:p>1474937</text:p>
          </table:table-cell>
          <table:table-cell table:number-columns-repeated="3"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1475685">
            <text:p>1475685</text:p>
          </table:table-cell>
          <table:table-cell table:number-columns-repeated="3"/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1476823">
            <text:p>1476823</text:p>
          </table:table-cell>
          <table:table-cell table:number-columns-repeated="3"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1473125">
            <text:p>1473125</text:p>
          </table:table-cell>
          <table:table-cell table:number-columns-repeated="3"/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475077">
            <text:p>1475077</text:p>
          </table:table-cell>
          <table:table-cell table:number-columns-repeated="3"/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1473469">
            <text:p>1473469</text:p>
          </table:table-cell>
          <table:table-cell table:number-columns-repeated="3"/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1472479">
            <text:p>1472479</text:p>
          </table:table-cell>
          <table:table-cell table:number-columns-repeated="3"/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1473264">
            <text:p>1473264</text:p>
          </table:table-cell>
          <table:table-cell table:number-columns-repeated="3"/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1475613">
            <text:p>1475613</text:p>
          </table:table-cell>
          <table:table-cell table:number-columns-repeated="3"/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1475601">
            <text:p>1475601</text:p>
          </table:table-cell>
          <table:table-cell table:number-columns-repeated="3"/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1475346">
            <text:p>1475346</text:p>
          </table:table-cell>
          <table:table-cell table:number-columns-repeated="3"/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1472920">
            <text:p>1472920</text:p>
          </table:table-cell>
          <table:table-cell table:number-columns-repeated="3"/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1473305">
            <text:p>1473305</text:p>
          </table:table-cell>
          <table:table-cell table:number-columns-repeated="3"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1474378">
            <text:p>1474378</text:p>
          </table:table-cell>
          <table:table-cell table:number-columns-repeated="3"/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1474062">
            <text:p>1474062</text:p>
          </table:table-cell>
          <table:table-cell table:number-columns-repeated="3"/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1474914">
            <text:p>1474914</text:p>
          </table:table-cell>
          <table:table-cell table:number-columns-repeated="3"/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1474927">
            <text:p>1474927</text:p>
          </table:table-cell>
          <table:table-cell table:number-columns-repeated="3"/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1476064">
            <text:p>1476064</text:p>
          </table:table-cell>
          <table:table-cell table:number-columns-repeated="3"/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1474818">
            <text:p>1474818</text:p>
          </table:table-cell>
          <table:table-cell table:number-columns-repeated="3"/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1477037">
            <text:p>1477037</text:p>
          </table:table-cell>
          <table:table-cell table:number-columns-repeated="3"/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1474696">
            <text:p>1474696</text:p>
          </table:table-cell>
          <table:table-cell table:number-columns-repeated="3"/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1473340">
            <text:p>1473340</text:p>
          </table:table-cell>
          <table:table-cell table:number-columns-repeated="3"/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1477133">
            <text:p>1477133</text:p>
          </table:table-cell>
          <table:table-cell table:number-columns-repeated="3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1473227">
            <text:p>1473227</text:p>
          </table:table-cell>
          <table:table-cell table:number-columns-repeated="3"/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1474537">
            <text:p>1474537</text:p>
          </table:table-cell>
          <table:table-cell table:number-columns-repeated="3"/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1475072">
            <text:p>1475072</text:p>
          </table:table-cell>
          <table:table-cell table:number-columns-repeated="3"/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1477172">
            <text:p>1477172</text:p>
          </table:table-cell>
          <table:table-cell table:number-columns-repeated="3"/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1474493">
            <text:p>1474493</text:p>
          </table:table-cell>
          <table:table-cell table:number-columns-repeated="3"/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1474002">
            <text:p>1474002</text:p>
          </table:table-cell>
          <table:table-cell table:number-columns-repeated="3"/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1476478">
            <text:p>1476478</text:p>
          </table:table-cell>
          <table:table-cell table:number-columns-repeated="3"/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1475398">
            <text:p>1475398</text:p>
          </table:table-cell>
          <table:table-cell table:number-columns-repeated="3"/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1474797">
            <text:p>1474797</text:p>
          </table:table-cell>
          <table:table-cell table:number-columns-repeated="3"/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1474698">
            <text:p>1474698</text:p>
          </table:table-cell>
          <table:table-cell table:number-columns-repeated="3"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1474244">
            <text:p>1474244</text:p>
          </table:table-cell>
          <table:table-cell table:number-columns-repeated="3"/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1474327">
            <text:p>1474327</text:p>
          </table:table-cell>
          <table:table-cell table:number-columns-repeated="3"/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1474409">
            <text:p>1474409</text:p>
          </table:table-cell>
          <table:table-cell table:number-columns-repeated="3"/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1476427">
            <text:p>1476427</text:p>
          </table:table-cell>
          <table:table-cell table:number-columns-repeated="3"/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1474803">
            <text:p>1474803</text:p>
          </table:table-cell>
          <table:table-cell table:number-columns-repeated="3"/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1477229">
            <text:p>1477229</text:p>
          </table:table-cell>
          <table:table-cell table:number-columns-repeated="3"/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1473022">
            <text:p>1473022</text:p>
          </table:table-cell>
          <table:table-cell table:number-columns-repeated="3"/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1473537">
            <text:p>1473537</text:p>
          </table:table-cell>
          <table:table-cell table:number-columns-repeated="3"/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1475082">
            <text:p>1475082</text:p>
          </table:table-cell>
          <table:table-cell table:number-columns-repeated="3"/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1476817">
            <text:p>1476817</text:p>
          </table:table-cell>
          <table:table-cell table:number-columns-repeated="3"/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1475040">
            <text:p>1475040</text:p>
          </table:table-cell>
          <table:table-cell table:number-columns-repeated="3"/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1476934">
            <text:p>1476934</text:p>
          </table:table-cell>
          <table:table-cell table:number-columns-repeated="3"/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1476549">
            <text:p>1476549</text:p>
          </table:table-cell>
          <table:table-cell table:number-columns-repeated="3"/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1475046">
            <text:p>1475046</text:p>
          </table:table-cell>
          <table:table-cell table:number-columns-repeated="3"/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1475382">
            <text:p>1475382</text:p>
          </table:table-cell>
          <table:table-cell table:number-columns-repeated="3"/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1473336">
            <text:p>1473336</text:p>
          </table:table-cell>
          <table:table-cell table:number-columns-repeated="3"/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1474390">
            <text:p>1474390</text:p>
          </table:table-cell>
          <table:table-cell table:number-columns-repeated="3"/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1475175">
            <text:p>1475175</text:p>
          </table:table-cell>
          <table:table-cell table:number-columns-repeated="3"/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1473444">
            <text:p>1473444</text:p>
          </table:table-cell>
          <table:table-cell table:number-columns-repeated="3"/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1473081">
            <text:p>1473081</text:p>
          </table:table-cell>
          <table:table-cell table:number-columns-repeated="3"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1475547">
            <text:p>1475547</text:p>
          </table:table-cell>
          <table:table-cell table:number-columns-repeated="3"/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1475487">
            <text:p>1475487</text:p>
          </table:table-cell>
          <table:table-cell table:number-columns-repeated="3"/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1474924">
            <text:p>1474924</text:p>
          </table:table-cell>
          <table:table-cell table:number-columns-repeated="3"/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1472990">
            <text:p>1472990</text:p>
          </table:table-cell>
          <table:table-cell table:number-columns-repeated="3"/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1474037">
            <text:p>1474037</text:p>
          </table:table-cell>
          <table:table-cell table:number-columns-repeated="3"/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1474335">
            <text:p>1474335</text:p>
          </table:table-cell>
          <table:table-cell table:number-columns-repeated="3"/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1476877">
            <text:p>1476877</text:p>
          </table:table-cell>
          <table:table-cell table:number-columns-repeated="3"/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1476660">
            <text:p>1476660</text:p>
          </table:table-cell>
          <table:table-cell table:number-columns-repeated="3"/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1476161">
            <text:p>1476161</text:p>
          </table:table-cell>
          <table:table-cell table:number-columns-repeated="3"/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1474575">
            <text:p>1474575</text:p>
          </table:table-cell>
          <table:table-cell table:number-columns-repeated="3"/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1475811">
            <text:p>1475811</text:p>
          </table:table-cell>
          <table:table-cell table:number-columns-repeated="3"/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1476879">
            <text:p>1476879</text:p>
          </table:table-cell>
          <table:table-cell table:number-columns-repeated="3"/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1474029">
            <text:p>1474029</text:p>
          </table:table-cell>
          <table:table-cell table:number-columns-repeated="3"/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1473322">
            <text:p>1473322</text:p>
          </table:table-cell>
          <table:table-cell table:number-columns-repeated="3"/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1475210">
            <text:p>1475210</text:p>
          </table:table-cell>
          <table:table-cell table:number-columns-repeated="3"/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1472563">
            <text:p>1472563</text:p>
          </table:table-cell>
          <table:table-cell table:number-columns-repeated="3"/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1475508">
            <text:p>1475508</text:p>
          </table:table-cell>
          <table:table-cell table:number-columns-repeated="3"/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1473977">
            <text:p>1473977</text:p>
          </table:table-cell>
          <table:table-cell table:number-columns-repeated="3"/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1474568">
            <text:p>1474568</text:p>
          </table:table-cell>
          <table:table-cell table:number-columns-repeated="3"/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1472448">
            <text:p>1472448</text:p>
          </table:table-cell>
          <table:table-cell table:number-columns-repeated="3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1474655">
            <text:p>1474655</text:p>
          </table:table-cell>
          <table:table-cell table:number-columns-repeated="3"/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1475045">
            <text:p>1475045</text:p>
          </table:table-cell>
          <table:table-cell table:number-columns-repeated="3"/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1475709">
            <text:p>1475709</text:p>
          </table:table-cell>
          <table:table-cell table:number-columns-repeated="3"/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1473804">
            <text:p>1473804</text:p>
          </table:table-cell>
          <table:table-cell table:number-columns-repeated="3"/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1473251">
            <text:p>1473251</text:p>
          </table:table-cell>
          <table:table-cell table:number-columns-repeated="3"/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1475849">
            <text:p>1475849</text:p>
          </table:table-cell>
          <table:table-cell table:number-columns-repeated="3"/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1478178">
            <text:p>1478178</text:p>
          </table:table-cell>
          <table:table-cell table:number-columns-repeated="3"/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1475223">
            <text:p>1475223</text:p>
          </table:table-cell>
          <table:table-cell table:number-columns-repeated="3"/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1475145">
            <text:p>1475145</text:p>
          </table:table-cell>
          <table:table-cell table:number-columns-repeated="3"/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1475304">
            <text:p>1475304</text:p>
          </table:table-cell>
          <table:table-cell table:number-columns-repeated="3"/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1473573">
            <text:p>1473573</text:p>
          </table:table-cell>
          <table:table-cell table:number-columns-repeated="3"/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1473882">
            <text:p>1473882</text:p>
          </table:table-cell>
          <table:table-cell table:number-columns-repeated="2"/>
          <table:table-cell>
            <draw:frame table:end-cell-address="Ark1.Q257" table:end-x="0.411cm" table:end-y="0.426cm" draw:z-index="0" draw:style-name="gr1" svg:width="26.587cm" svg:height="20.324cm" svg:x="0.922cm" svg:y="0.425cm">
              <draw:object draw:notify-on-update-of-ranges="Ark1.A1:Ark1.A256 Ark1.B1:Ark1.B25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1472837">
            <text:p>1472837</text:p>
          </table:table-cell>
          <table:table-cell table:number-columns-repeated="3"/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1476138">
            <text:p>1476138</text:p>
          </table:table-cell>
          <table:table-cell table:number-columns-repeated="3"/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1476611">
            <text:p>1476611</text:p>
          </table:table-cell>
          <table:table-cell table:number-columns-repeated="3"/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1473332">
            <text:p>1473332</text:p>
          </table:table-cell>
          <table:table-cell table:number-columns-repeated="3"/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1477635">
            <text:p>1477635</text:p>
          </table:table-cell>
          <table:table-cell table:number-columns-repeated="3"/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1474482">
            <text:p>1474482</text:p>
          </table:table-cell>
          <table:table-cell table:number-columns-repeated="3"/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1475371">
            <text:p>1475371</text:p>
          </table:table-cell>
          <table:table-cell table:number-columns-repeated="3"/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1474385">
            <text:p>1474385</text:p>
          </table:table-cell>
          <table:table-cell table:number-columns-repeated="3"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1474661">
            <text:p>1474661</text:p>
          </table:table-cell>
          <table:table-cell table:number-columns-repeated="3"/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1474392">
            <text:p>1474392</text:p>
          </table:table-cell>
          <table:table-cell table:number-columns-repeated="3"/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1476770">
            <text:p>1476770</text:p>
          </table:table-cell>
          <table:table-cell table:number-columns-repeated="3"/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1474927">
            <text:p>1474927</text:p>
          </table:table-cell>
          <table:table-cell table:number-columns-repeated="3"/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1475530">
            <text:p>1475530</text:p>
          </table:table-cell>
          <table:table-cell table:number-columns-repeated="3"/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1476029">
            <text:p>1476029</text:p>
          </table:table-cell>
          <table:table-cell table:number-columns-repeated="3"/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1477805">
            <text:p>1477805</text:p>
          </table:table-cell>
          <table:table-cell table:number-columns-repeated="3"/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1474881">
            <text:p>1474881</text:p>
          </table:table-cell>
          <table:table-cell table:number-columns-repeated="3"/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1475928">
            <text:p>1475928</text:p>
          </table:table-cell>
          <table:table-cell table:number-columns-repeated="3"/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1472887">
            <text:p>1472887</text:p>
          </table:table-cell>
          <table:table-cell table:number-columns-repeated="3"/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1475535">
            <text:p>1475535</text:p>
          </table:table-cell>
          <table:table-cell table:number-columns-repeated="3"/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1473822">
            <text:p>1473822</text:p>
          </table:table-cell>
          <table:table-cell table:number-columns-repeated="3"/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1473500">
            <text:p>1473500</text:p>
          </table:table-cell>
          <table:table-cell table:number-columns-repeated="3"/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1475748">
            <text:p>1475748</text:p>
          </table:table-cell>
          <table:table-cell table:number-columns-repeated="3"/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1475230">
            <text:p>1475230</text:p>
          </table:table-cell>
          <table:table-cell table:number-columns-repeated="3"/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1476909">
            <text:p>1476909</text:p>
          </table:table-cell>
          <table:table-cell table:number-columns-repeated="3"/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1475372">
            <text:p>1475372</text:p>
          </table:table-cell>
          <table:table-cell table:number-columns-repeated="3"/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1476012">
            <text:p>1476012</text:p>
          </table:table-cell>
          <table:table-cell table:number-columns-repeated="3"/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1474360">
            <text:p>1474360</text:p>
          </table:table-cell>
          <table:table-cell table:number-columns-repeated="3"/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1474581">
            <text:p>1474581</text:p>
          </table:table-cell>
          <table:table-cell table:number-columns-repeated="3"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1476732">
            <text:p>1476732</text:p>
          </table:table-cell>
          <table:table-cell table:number-columns-repeated="3"/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1474997">
            <text:p>1474997</text:p>
          </table:table-cell>
          <table:table-cell table:number-columns-repeated="3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1476387">
            <text:p>1476387</text:p>
          </table:table-cell>
          <table:table-cell table:number-columns-repeated="3"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1474933">
            <text:p>1474933</text:p>
          </table:table-cell>
          <table:table-cell table:number-columns-repeated="3"/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1473434">
            <text:p>1473434</text:p>
          </table:table-cell>
          <table:table-cell table:number-columns-repeated="3"/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1473161">
            <text:p>1473161</text:p>
          </table:table-cell>
          <table:table-cell table:number-columns-repeated="3"/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1475694">
            <text:p>1475694</text:p>
          </table:table-cell>
          <table:table-cell table:number-columns-repeated="3"/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1473521">
            <text:p>1473521</text:p>
          </table:table-cell>
          <table:table-cell table:number-columns-repeated="3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1474016">
            <text:p>1474016</text:p>
          </table:table-cell>
          <table:table-cell table:number-columns-repeated="3"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1474050">
            <text:p>1474050</text:p>
          </table:table-cell>
          <table:table-cell table:number-columns-repeated="3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1473140">
            <text:p>1473140</text:p>
          </table:table-cell>
          <table:table-cell table:number-columns-repeated="3"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1475857">
            <text:p>1475857</text:p>
          </table:table-cell>
          <table:table-cell table:number-columns-repeated="3"/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1474875">
            <text:p>1474875</text:p>
          </table:table-cell>
          <table:table-cell table:number-columns-repeated="3"/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1476084">
            <text:p>1476084</text:p>
          </table:table-cell>
          <table:table-cell table:number-columns-repeated="3"/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1476145">
            <text:p>1476145</text:p>
          </table:table-cell>
          <table:table-cell table:number-columns-repeated="3"/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1472947">
            <text:p>1472947</text:p>
          </table:table-cell>
          <table:table-cell table:number-columns-repeated="3"/>
        </table:table-row>
        <table:table-row table:style-name="ro1">
          <table:table-cell/>
          <table:table-cell table:formula="of:=SUM([.B1:.B256])" office:value-type="float" office:value="377578716">
            <text:p>377578716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a" fo:country="DK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a" fo:country="DK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21">21-10-2012</text:date>, <text:time>22:32:18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10-21T22:32:18.39</dc:date>
    <meta:generator>OpenOffice.org/3.3$Win32 OpenOffice.org_project/330m20$Build-9567</meta:generator>
    <meta:editing-duration>PT5H58M50S</meta:editing-duration>
    <meta:editing-cycles>1</meta:editing-cycles>
    <meta:document-statistic meta:table-count="1" meta:cell-count="51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 style:direction="ttb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6.588cm" svg:height="20.325cm" xlink:href=".." xlink:type="simple" chart:class="chart:bar" chart:style-name="ch1">
        <chart:legend chart:legend-position="end" svg:x="24.145cm" svg:y="9.853cm" chart:style-name="ch2"/>
        <chart:plot-area chart:style-name="ch3" table:cell-range-address="Ark1.A1:Ark1.B256" chart:data-source-has-labels="column" svg:x="0.981cm" svg:y="1.759cm" svg:width="22.148cm" svg:height="17.74cm">
          <chartooo:coordinate-region svg:x="2.528cm" svg:y="1.971cm" svg:width="20.548cm" svg:height="16.009cm"/>
          <chart:axis chart:dimension="x" chart:name="primary-x" chart:style-name="ch4">
            <chart:categories table:cell-range-address="Ark1.A1:Ark1.A25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rk1.B1:Ark1.B256" chart:class="chart:bar">
            <chart:data-point chart:repeated="25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onne B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Ark1.A1:Ark1.A256</svg:desc>
                </draw:g>
              </table:table-cell>
              <table:table-cell office:value-type="float" office:value="1474001">
                <text:p>1474001</text:p>
                <draw:g>
                  <svg:desc>Ark1.B1:Ark1.B256</svg:desc>
                </draw:g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476711">
                <text:p>147671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75309">
                <text:p>14753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76149">
                <text:p>14761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74112">
                <text:p>14741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74333">
                <text:p>1474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76299">
                <text:p>14762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73567">
                <text:p>14735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73905">
                <text:p>14739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74844">
                <text:p>14748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74987">
                <text:p>14749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74408">
                <text:p>14744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75083">
                <text:p>14750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75021">
                <text:p>14750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74968">
                <text:p>147496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73713">
                <text:p>14737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73117">
                <text:p>14731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73566">
                <text:p>147356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75178">
                <text:p>147517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74694">
                <text:p>147469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76074">
                <text:p>147607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74920">
                <text:p>147492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474460">
                <text:p>147446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73738">
                <text:p>147373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75151">
                <text:p>147515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76295">
                <text:p>147629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476923">
                <text:p>147692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76161">
                <text:p>147616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75460">
                <text:p>147546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77235">
                <text:p>147723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76395">
                <text:p>147639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476579">
                <text:p>147657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75812">
                <text:p>147581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472650">
                <text:p>147265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475030">
                <text:p>147503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475449">
                <text:p>147544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75536">
                <text:p>147553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75341">
                <text:p>147534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475026">
                <text:p>147502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472934">
                <text:p>147293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472940">
                <text:p>147294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74089">
                <text:p>147408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75751">
                <text:p>147575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73712">
                <text:p>147371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474895">
                <text:p>147489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473425">
                <text:p>147342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476151">
                <text:p>147615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74694">
                <text:p>147469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76782">
                <text:p>147678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77039">
                <text:p>147703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475462">
                <text:p>147546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476915">
                <text:p>147691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475830">
                <text:p>147583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475600">
                <text:p>147560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475251">
                <text:p>147525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74264">
                <text:p>147426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477879">
                <text:p>147787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476311">
                <text:p>147631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474368">
                <text:p>147436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474060">
                <text:p>147406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475648">
                <text:p>147564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475263">
                <text:p>147526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476401">
                <text:p>147640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475087">
                <text:p>147508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474927">
                <text:p>147492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473798">
                <text:p>147379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474392">
                <text:p>147439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475129">
                <text:p>147512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475853">
                <text:p>147585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472714">
                <text:p>147271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473537">
                <text:p>147353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74966">
                <text:p>147496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75989">
                <text:p>147598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75443">
                <text:p>147544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74243">
                <text:p>147424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476013">
                <text:p>147601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473103">
                <text:p>147310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476165">
                <text:p>147616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476882">
                <text:p>147688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473926">
                <text:p>147392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475717">
                <text:p>147571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474637">
                <text:p>147463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474017">
                <text:p>147401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475450">
                <text:p>147545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474362">
                <text:p>147436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474865">
                <text:p>147486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474658">
                <text:p>147465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475763">
                <text:p>147576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475816">
                <text:p>147581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474755">
                <text:p>147475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476764">
                <text:p>147676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475406">
                <text:p>147540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473854">
                <text:p>147385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476032">
                <text:p>147603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474098">
                <text:p>147409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475540">
                <text:p>147554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474356">
                <text:p>147435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473368">
                <text:p>147336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474612">
                <text:p>147461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475174">
                <text:p>147517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473704">
                <text:p>147370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476394">
                <text:p>147639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475220">
                <text:p>147522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475378">
                <text:p>147537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474534">
                <text:p>147453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473352">
                <text:p>147335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474914">
                <text:p>147491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474401">
                <text:p>147440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475674">
                <text:p>147567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476341">
                <text:p>147634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474183">
                <text:p>147418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474744">
                <text:p>147474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475667">
                <text:p>147566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473026">
                <text:p>147302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473616">
                <text:p>147361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475337">
                <text:p>147533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472024">
                <text:p>147202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473305">
                <text:p>147330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475808">
                <text:p>147580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474296">
                <text:p>147429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474244">
                <text:p>147424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473829">
                <text:p>147382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474442">
                <text:p>147444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473236">
                <text:p>147323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474586">
                <text:p>147458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472574">
                <text:p>147257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474282">
                <text:p>147428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474937">
                <text:p>147493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475685">
                <text:p>147568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476823">
                <text:p>147682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473125">
                <text:p>147312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475077">
                <text:p>147507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473469">
                <text:p>147346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472479">
                <text:p>147247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473264">
                <text:p>147326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475613">
                <text:p>147561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475601">
                <text:p>147560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475346">
                <text:p>147534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472920">
                <text:p>147292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473305">
                <text:p>147330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74378">
                <text:p>147437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74062">
                <text:p>147406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74914">
                <text:p>147491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74927">
                <text:p>147492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76064">
                <text:p>147606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74818">
                <text:p>147481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77037">
                <text:p>147703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4696">
                <text:p>147469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3340">
                <text:p>147334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77133">
                <text:p>147713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73227">
                <text:p>147322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474537">
                <text:p>147453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475072">
                <text:p>147507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477172">
                <text:p>147717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474493">
                <text:p>147449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474002">
                <text:p>147400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476478">
                <text:p>147647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475398">
                <text:p>147539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474797">
                <text:p>147479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474698">
                <text:p>147469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474244">
                <text:p>147424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474327">
                <text:p>147432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474409">
                <text:p>147440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476427">
                <text:p>147642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474803">
                <text:p>147480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477229">
                <text:p>147722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473022">
                <text:p>147302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473537">
                <text:p>147353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475082">
                <text:p>147508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476817">
                <text:p>147681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475040">
                <text:p>147504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476934">
                <text:p>147693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476549">
                <text:p>147654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475046">
                <text:p>147504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475382">
                <text:p>147538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473336">
                <text:p>147333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474390">
                <text:p>147439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475175">
                <text:p>147517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473444">
                <text:p>147344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473081">
                <text:p>147308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475547">
                <text:p>147554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475487">
                <text:p>147548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474924">
                <text:p>147492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472990">
                <text:p>147299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474037">
                <text:p>147403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474335">
                <text:p>147433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476877">
                <text:p>147687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476660">
                <text:p>147666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476161">
                <text:p>147616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474575">
                <text:p>147457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475811">
                <text:p>147581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476879">
                <text:p>147687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474029">
                <text:p>147402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473322">
                <text:p>147332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475210">
                <text:p>147521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472563">
                <text:p>147256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475508">
                <text:p>147550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473977">
                <text:p>147397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474568">
                <text:p>147456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472448">
                <text:p>147244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474655">
                <text:p>147465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475045">
                <text:p>147504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475709">
                <text:p>147570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473804">
                <text:p>147380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473251">
                <text:p>147325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475849">
                <text:p>147584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478178">
                <text:p>147817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475223">
                <text:p>147522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475145">
                <text:p>147514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475304">
                <text:p>147530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473573">
                <text:p>147357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473882">
                <text:p>147388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472837">
                <text:p>147283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476138">
                <text:p>147613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476611">
                <text:p>147661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473332">
                <text:p>147333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477635">
                <text:p>147763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474482">
                <text:p>147448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475371">
                <text:p>147537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474385">
                <text:p>147438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474661">
                <text:p>147466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474392">
                <text:p>147439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476770">
                <text:p>147677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474927">
                <text:p>147492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475530">
                <text:p>147553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476029">
                <text:p>147602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477805">
                <text:p>147780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474881">
                <text:p>147488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475928">
                <text:p>147592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472887">
                <text:p>147288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475535">
                <text:p>147553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473822">
                <text:p>147382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473500">
                <text:p>147350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475748">
                <text:p>147574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475230">
                <text:p>147523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476909">
                <text:p>147690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475372">
                <text:p>147537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476012">
                <text:p>147601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474360">
                <text:p>147436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474581">
                <text:p>147458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476732">
                <text:p>147673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474997">
                <text:p>147499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476387">
                <text:p>147638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474933">
                <text:p>147493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473434">
                <text:p>147343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473161">
                <text:p>147316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475694">
                <text:p>147569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473521">
                <text:p>147352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474016">
                <text:p>147401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474050">
                <text:p>147405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473140">
                <text:p>147314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475857">
                <text:p>147585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474875">
                <text:p>147487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476084">
                <text:p>147608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476145">
                <text:p>147614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472947">
                <text:p>147294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